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6e15" officeooo:paragraph-rsid="00206e15"/>
    </style:style>
    <style:style style:name="P2" style:family="paragraph" style:parent-style-name="Standard">
      <style:text-properties officeooo:rsid="00206e15" officeooo:paragraph-rsid="003a20c1"/>
    </style:style>
    <style:style style:name="P3" style:family="paragraph" style:parent-style-name="Standard">
      <style:text-properties fo:font-weight="bold" officeooo:rsid="00206e15" officeooo:paragraph-rsid="00206e15" style:font-weight-asian="bold" style:font-weight-complex="bold"/>
    </style:style>
    <style:style style:name="P4" style:family="paragraph" style:parent-style-name="Standard">
      <style:text-properties fo:font-weight="bold" officeooo:rsid="00283653" officeooo:paragraph-rsid="00283653" style:font-weight-asian="bold" style:font-weight-complex="bold"/>
    </style:style>
    <style:style style:name="P5" style:family="paragraph" style:parent-style-name="Standard">
      <style:text-properties fo:font-weight="bold" officeooo:rsid="003948fc" officeooo:paragraph-rsid="003948fc" style:font-weight-asian="bold" style:font-weight-complex="bold"/>
    </style:style>
    <style:style style:name="P6" style:family="paragraph" style:parent-style-name="Standard">
      <style:text-properties officeooo:rsid="00211d30" officeooo:paragraph-rsid="00283653"/>
    </style:style>
    <style:style style:name="P7" style:family="paragraph" style:parent-style-name="Standard">
      <style:text-properties officeooo:rsid="00229ee1" officeooo:paragraph-rsid="00229ee1"/>
    </style:style>
    <style:style style:name="P8" style:family="paragraph" style:parent-style-name="Standard">
      <style:text-properties officeooo:rsid="00229ee1" officeooo:paragraph-rsid="00283653"/>
    </style:style>
    <style:style style:name="P9" style:family="paragraph" style:parent-style-name="Standard">
      <style:text-properties fo:font-style="normal" officeooo:rsid="0026eac5" officeooo:paragraph-rsid="0026eac5" style:font-style-asian="normal" style:font-style-complex="normal"/>
    </style:style>
    <style:style style:name="P10" style:family="paragraph" style:parent-style-name="Standard">
      <style:text-properties officeooo:rsid="00293640" officeooo:paragraph-rsid="00293640"/>
    </style:style>
    <style:style style:name="P11" style:family="paragraph" style:parent-style-name="Standard">
      <style:text-properties style:text-position="0% 100%" officeooo:rsid="00211d30" officeooo:paragraph-rsid="00211d30"/>
    </style:style>
    <style:style style:name="P12" style:family="paragraph" style:parent-style-name="Standard">
      <style:text-properties style:text-position="0% 100%" officeooo:rsid="00211d30" officeooo:paragraph-rsid="00283653"/>
    </style:style>
    <style:style style:name="P13" style:family="paragraph" style:parent-style-name="Standard">
      <style:text-properties style:text-position="0% 100%" fo:font-weight="bold" officeooo:rsid="00283653" officeooo:paragraph-rsid="00283653" style:font-weight-asian="bold" style:font-weight-complex="bold"/>
    </style:style>
    <style:style style:name="P14" style:family="paragraph" style:parent-style-name="Standard">
      <style:text-properties style:text-position="0% 100%" fo:font-weight="bold" officeooo:rsid="003948fc" officeooo:paragraph-rsid="003948fc" style:font-weight-asian="bold" style:font-weight-complex="bold"/>
    </style:style>
    <style:style style:name="P15" style:family="paragraph" style:parent-style-name="Standard">
      <style:text-properties style:text-position="0% 100%" officeooo:rsid="00229ee1" officeooo:paragraph-rsid="00283653"/>
    </style:style>
    <style:style style:name="P16" style:family="paragraph" style:parent-style-name="Standard">
      <style:text-properties style:text-position="0% 100%" officeooo:rsid="00293640" officeooo:paragraph-rsid="00293640"/>
    </style:style>
    <style:style style:name="P17" style:family="paragraph" style:parent-style-name="Standard">
      <style:text-properties style:text-position="0% 100%" officeooo:rsid="00293640" officeooo:paragraph-rsid="00283653"/>
    </style:style>
    <style:style style:name="P18" style:family="paragraph" style:parent-style-name="Standard">
      <style:text-properties style:text-position="0% 100%" officeooo:rsid="002477df" officeooo:paragraph-rsid="00229ee1"/>
    </style:style>
    <style:style style:name="P19" style:family="paragraph" style:parent-style-name="Standard">
      <style:text-properties style:text-position="0% 100%" fo:font-style="normal" officeooo:rsid="002477df" officeooo:paragraph-rsid="002477df" style:font-style-asian="normal" style:font-style-complex="normal"/>
    </style:style>
    <style:style style:name="P20" style:family="paragraph" style:parent-style-name="Standard">
      <style:text-properties style:text-position="0% 100%" fo:font-style="normal" officeooo:rsid="00283653" officeooo:paragraph-rsid="0026eac5" style:font-style-asian="normal" style:font-style-complex="normal"/>
    </style:style>
    <style:style style:name="P21" style:family="paragraph" style:parent-style-name="Standard">
      <style:text-properties style:text-position="0% 100%" fo:font-weight="normal" officeooo:rsid="003948fc" officeooo:paragraph-rsid="003948fc" style:font-weight-asian="normal" style:font-weight-complex="normal"/>
    </style:style>
    <style:style style:name="P22" style:family="paragraph" style:parent-style-name="Standard">
      <style:text-properties fo:font-weight="bold" officeooo:rsid="003948fc" officeooo:paragraph-rsid="003948fc" style:font-weight-asian="bold" style:font-weight-complex="bold"/>
    </style:style>
    <style:style style:name="P23" style:family="paragraph" style:parent-style-name="Standard">
      <style:text-properties fo:font-weight="bold" officeooo:rsid="00423aa4" officeooo:paragraph-rsid="00423aa4" style:font-weight-asian="bold" style:font-weight-complex="bold"/>
    </style:style>
    <style:style style:name="P24" style:family="paragraph" style:parent-style-name="Standard">
      <style:text-properties fo:font-size="9pt" fo:font-style="normal" officeooo:rsid="002a6929" officeooo:paragraph-rsid="002a6929" style:font-size-asian="9pt" style:font-style-asian="normal" style:font-size-complex="9pt" style:font-style-complex="normal"/>
    </style:style>
    <style:style style:name="T1" style:family="text">
      <style:text-properties officeooo:rsid="001f5b8f"/>
    </style:style>
    <style:style style:name="T2" style:family="text">
      <style:text-properties style:text-position="super 58%"/>
    </style:style>
    <style:style style:name="T3" style:family="text">
      <style:text-properties officeooo:rsid="0020996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09962"/>
    </style:style>
    <style:style style:name="T6" style:family="text">
      <style:text-properties style:text-position="0% 100%" officeooo:rsid="00211d30"/>
    </style:style>
    <style:style style:name="T7" style:family="text">
      <style:text-properties style:text-position="0% 100%" officeooo:rsid="00229ee1"/>
    </style:style>
    <style:style style:name="T8" style:family="text">
      <style:text-properties style:text-position="0% 100%" officeooo:rsid="002477df"/>
    </style:style>
    <style:style style:name="T9" style:family="text">
      <style:text-properties style:text-position="0% 100%" fo:font-style="italic" officeooo:rsid="002c0df1" style:font-style-asian="italic" style:font-style-complex="italic"/>
    </style:style>
    <style:style style:name="T10" style:family="text">
      <style:text-properties style:text-position="0% 100%" officeooo:rsid="002631b9"/>
    </style:style>
    <style:style style:name="T11" style:family="text">
      <style:text-properties style:text-position="0% 100%" officeooo:rsid="00283653"/>
    </style:style>
    <style:style style:name="T12" style:family="text">
      <style:text-properties style:text-position="0% 100%" officeooo:rsid="00293640"/>
    </style:style>
    <style:style style:name="T13" style:family="text">
      <style:text-properties style:text-position="0% 100%" officeooo:rsid="002a6929"/>
    </style:style>
    <style:style style:name="T14" style:family="text">
      <style:text-properties style:text-position="0% 100%" fo:font-style="normal" officeooo:rsid="002477df" style:font-style-asian="normal" style:font-style-complex="normal"/>
    </style:style>
    <style:style style:name="T15" style:family="text">
      <style:text-properties style:text-position="0% 100%" fo:font-style="normal" officeooo:rsid="002de53e" style:font-style-asian="normal" style:font-style-complex="normal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3a112d" style:font-weight-asian="normal" style:font-weight-complex="normal"/>
    </style:style>
    <style:style style:name="T18" style:family="text">
      <style:text-properties style:text-position="0% 100%" fo:font-weight="normal" officeooo:rsid="003df37c" style:font-weight-asian="normal" style:font-weight-complex="normal"/>
    </style:style>
    <style:style style:name="T19" style:family="text">
      <style:text-properties style:text-position="0% 100%" fo:font-weight="normal" officeooo:rsid="003e00e1" style:font-weight-asian="normal" style:font-weight-complex="normal"/>
    </style:style>
    <style:style style:name="T20" style:family="text">
      <style:text-properties style:text-position="0% 100%" fo:font-weight="normal" officeooo:rsid="0040aba5" style:font-weight-asian="normal" style:font-weight-complex="normal"/>
    </style:style>
    <style:style style:name="T21" style:family="text">
      <style:text-properties style:text-position="0% 100%" fo:font-weight="normal" officeooo:rsid="00414fd9" style:font-weight-asian="normal" style:font-weight-complex="normal"/>
    </style:style>
    <style:style style:name="T22" style:family="text">
      <style:text-properties style:text-position="0% 100%" fo:font-weight="normal" officeooo:rsid="0041646d" style:font-weight-asian="normal" style:font-weight-complex="normal"/>
    </style:style>
    <style:style style:name="T23" style:family="text">
      <style:text-properties style:text-position="0% 100%" fo:font-weight="normal" officeooo:rsid="0046e08c" style:font-weight-asian="normal" style:font-weight-complex="normal"/>
    </style:style>
    <style:style style:name="T24" style:family="text">
      <style:text-properties style:text-position="0% 100%" officeooo:rsid="002f3966"/>
    </style:style>
    <style:style style:name="T25" style:family="text">
      <style:text-properties style:text-position="0% 100%" officeooo:rsid="00333cf0"/>
    </style:style>
    <style:style style:name="T26" style:family="text">
      <style:text-properties style:text-position="0% 100%" officeooo:rsid="00351af5"/>
    </style:style>
    <style:style style:name="T27" style:family="text">
      <style:text-properties style:text-position="0% 100%" officeooo:rsid="00355d10"/>
    </style:style>
    <style:style style:name="T28" style:family="text">
      <style:text-properties style:text-position="0% 100%" officeooo:rsid="003683ea"/>
    </style:style>
    <style:style style:name="T29" style:family="text">
      <style:text-properties style:text-position="0% 100%" officeooo:rsid="0037f8c0"/>
    </style:style>
    <style:style style:name="T30" style:family="text">
      <style:text-properties style:text-position="0% 100%" officeooo:rsid="003a20c1"/>
    </style:style>
    <style:style style:name="T31" style:family="text">
      <style:text-properties style:text-position="0% 100%" officeooo:rsid="003ac777"/>
    </style:style>
    <style:style style:name="T32" style:family="text">
      <style:text-properties style:text-position="0% 100%" officeooo:rsid="003b19fc"/>
    </style:style>
    <style:style style:name="T33" style:family="text">
      <style:text-properties style:text-position="0% 100%" officeooo:rsid="003c8b94"/>
    </style:style>
    <style:style style:name="T34" style:family="text">
      <style:text-properties style:text-position="0% 100%" officeooo:rsid="003c98a1"/>
    </style:style>
    <style:style style:name="T35" style:family="text">
      <style:text-properties style:text-position="0% 100%" officeooo:rsid="00447bf7"/>
    </style:style>
    <style:style style:name="T36" style:family="text">
      <style:text-properties style:text-position="0% 100%" officeooo:rsid="0045bbbd"/>
    </style:style>
    <style:style style:name="T37" style:family="text">
      <style:text-properties style:text-position="sub 58%" fo:font-style="normal" officeooo:rsid="002477df" style:font-style-asian="normal" style:font-style-complex="normal"/>
    </style:style>
    <style:style style:name="T38" style:family="text">
      <style:text-properties officeooo:rsid="002bc942"/>
    </style:style>
    <style:style style:name="T3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work Achitecture</text:p>
      <text:p text:style-name="P1"/>
      <text:p text:style-name="P2">Using a code snippet found in the Keras documentation<text:span text:style-name="T2">1</text:span> as a <text:span text:style-name="T38">recipe</text:span> <text:span text:style-name="T38">for </text:span>network fine-tuning, we began by copying the weights from a previously trained instantiation of <text:span text:style-name="T3">the </text:span>Inception-v3<text:span text:style-name="T2">2 <text:s/></text:span><text:span text:style-name="T5">network and </text:span><text:span text:style-name="T6">modified</text:span><text:span text:style-name="T5"> the network architecture to include a densely-connected ReLU-</text:span><text:span text:style-name="T6">layer </text:span><text:span text:style-name="T7">with 2d global average pooling</text:span><text:span text:style-name="T5">, followed by a </text:span><text:span text:style-name="T6">final Sigmoid </text:span><text:span text:style-name="T13">prediction-</text:span><text:span text:style-name="T6">layer </text:span><text:span text:style-name="T30">of</text:span><text:span text:style-name="T6"> size 128 (for each possible MIDI </text:span><text:span text:style-name="T13">note </text:span><text:span text:style-name="T6">output) .</text:span></text:p>
      <text:p text:style-name="P11"/>
      <text:p text:style-name="P13">Data</text:p>
      <text:p text:style-name="P11"/>
      <text:p text:style-name="P8"><text:span text:style-name="T4">Training data was retrieved by scrapping the web for various image datasets, with the authors seeking to train for a variety of circumstances, aiming to generalize </text:span><text:span text:style-name="T11">the network </text:span><text:span text:style-name="T4">to </text:span><text:span text:style-name="T11">be able to handle</text:span><text:span text:style-name="T4"> many different image inputs.</text:span></text:p>
      <text:p text:style-name="P15"/>
      <text:p text:style-name="P16">&lt;talk about training set size, validation set size&gt;</text:p>
      <text:p text:style-name="P15"/>
      <text:p text:style-name="P13">Labeling</text:p>
      <text:p text:style-name="P15"/>
      <text:p text:style-name="P8"><text:span text:style-name="T4">Labeling was done using a Python program to display a </text:span><text:span text:style-name="T31">random</text:span><text:span text:style-name="T4"> </text:span><text:span text:style-name="T31">image from the collected dataset</text:span><text:span text:style-name="T4">, which </text:span><text:span text:style-name="T34">was</text:span><text:span text:style-name="T4"> then </text:span><text:span text:style-name="T8">used to guide </text:span><text:span text:style-name="T31">the</text:span><text:span text:style-name="T8"> musical interpretation, playing </text:span><text:span text:style-name="T31">various </text:span><text:span text:style-name="T8">combination</text:span><text:span text:style-name="T31">s</text:span><text:span text:style-name="T8"> of notes until a desired note or chord was found. Each MIDI note was taken and then used to create a vector with 128 binary elements, where each elements value was determined by the presence of a MIDI note with the value of that index being played, for example:</text:span></text:p>
      <text:p text:style-name="P18"/>
      <text:p text:style-name="P18"/>
      <text:p text:style-name="P7"><text:span text:style-name="T8"><text:tab/></text:span><text:span text:style-name="T24">MIDI </text:span><text:span text:style-name="T25">N</text:span><text:span text:style-name="T24">otes = [2,3] =&gt; Label =</text:span><text:span text:style-name="T9"> </text:span><text:span text:style-name="T14">[0</text:span><text:span text:style-name="T37">0</text:span><text:span text:style-name="T14">, 0</text:span><text:span text:style-name="T37">1</text:span><text:span text:style-name="T14">, 1</text:span><text:span text:style-name="T37">2</text:span><text:span text:style-name="T14">, </text:span><text:span text:style-name="T15">1</text:span><text:span text:style-name="T37">3</text:span><text:span text:style-name="T14">, 0</text:span><text:span text:style-name="T37">4</text:span><text:span text:style-name="T14"> ... 0</text:span><text:span text:style-name="T37">127</text:span><text:span text:style-name="T14">]</text:span></text:p>
      <text:p text:style-name="P19"/>
      <text:p text:style-name="P19"/>
      <text:p text:style-name="P9"><text:span text:style-name="T4">For each labeled image, it was assumed that performing </text:span><text:span text:style-name="T29">slight</text:span><text:span text:style-name="T4"> transformations that ultimately did not change the “feeling”*</text:span><text:span text:style-name="T11"> of the picture, </text:span><text:span text:style-name="T13">i.e. </text:span><text:span text:style-name="T27">did not drastically change color or overall composition of the photo, could be used to create more training examples and help generalization of the network. The full details of the </text:span><text:span text:style-name="T28">data</text:span><text:span text:style-name="T27"> augmentations can be found in image_augmentation.py.</text:span></text:p>
      <text:p text:style-name="P20"/>
      <text:p text:style-name="P24"><text:span text:style-name="T11">* </text:span><text:span text:style-name="T4">a word used </text:span><text:span text:style-name="T36">here </text:span><text:span text:style-name="T4">to describe an author’s music</text:span><text:span text:style-name="T26">al</text:span><text:span text:style-name="T4"> interpretation of a given image</text:span></text:p>
      <text:p text:style-name="P1"/>
      <text:p text:style-name="P13">Training</text:p>
      <text:p text:style-name="P12"/>
      <text:p text:style-name="P6"><text:span text:style-name="T4">The network was trained using Stochastic Gradient Descent </text:span><text:span text:style-name="T11">with</text:span><text:span text:style-name="T10"> </text:span><text:span text:style-name="T4">binary cross-entropy </text:span><text:span text:style-name="T10">loss</text:span><text:span text:style-name="T4">. </text:span><text:span text:style-name="T12">&lt;mention something about network performance, have a graph showing performance of training batches&gt;</text:span></text:p>
      <text:p text:style-name="P17"/>
      <text:p text:style-name="P10"><text:span text:style-name="T4">&lt;mention freezing earlier layers, then un-freezing and training, </text:span><text:span text:style-name="T32">training param</text:span><text:span text:style-name="T33">e</text:span><text:span text:style-name="T32">ters</text:span><text:span text:style-name="T4">&gt;</text:span></text:p>
      <text:p text:style-name="P16"/>
      <text:p text:style-name="P14">Classification</text:p>
      <text:p text:style-name="P21"/>
      <text:p text:style-name="P5"><text:span text:style-name="T16">After training, a simple program was written to use the trained model to make predictions on images sampled from webcam data, taken at </text:span><text:span text:style-name="T19">quarter notes of a given </text:span><text:span text:style-name="T23">4/4 </text:span><text:span text:style-name="T19">tempo</text:span><text:span text:style-name="T16">. </text:span><text:span text:style-name="T21">T</text:span><text:span text:style-name="T16">he result was relatively consistent predictions for similar inputs. </text:span><text:span text:style-name="T21">However, t</text:span><text:span text:style-name="T17">he notes predicted by the </text:span><text:span text:style-name="T18">network </text:span><text:span text:style-name="T21">(taking the most likely and notes within a 5% threshold) </text:span><text:span text:style-name="T17">were sonically more similar to droning than music. </text:span><text:span text:style-name="T18">This brought a desire to further refine </text:span><text:span text:style-name="T19">the process of </text:span><text:span text:style-name="T20">how we </text:span><text:span text:style-name="T22">used</text:span><text:span text:style-name="T20"> predictions from the network.</text:span></text:p>
      <text:p text:style-name="P5"><text:span text:style-name="T20"/></text:p>
      <text:p text:style-name="P23"><text:soft-page-break/>The Synth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3">References</text:p>
      <text:p text:style-name="P1"/>
      <text:p text:style-name="P1"><text:a xlink:type="simple" xlink:href="https://keras.io/applications/#fine-tune-inceptionv3-on-a-new-set-of-classes" text:style-name="Internet_20_link" text:visited-style-name="Visited_20_Internet_20_Link">https://keras.io/applications/#fine-tune-inceptionv3-on-a-new-set-of-classes</text:a></text:p>
      <text:p text:style-name="P1"/>
      <text:p text:style-name="P1"><text:a xlink:type="simple" xlink:href="https://arxiv.org/abs/1512.00567" text:style-name="Internet_20_link" text:visited-style-name="Visited_20_Internet_20_Link"><text:span text:style-name="T1">https://arxiv.org/abs/1512.00567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55:25.938625947</meta:creation-date>
    <dc:date>2017-03-19T19:34:45.554053862</dc:date>
    <meta:editing-duration>PT3H3M28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398" meta:character-count="2586" meta:non-whitespace-character-count="2205"/>
  </office:meta>
</office:document-meta>
</file>